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3" style:family="paragraph" style:parent-style-name="UrbanBody">
      <style:paragraph-properties fo:text-align="justify" style:justify-single-word="false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Calibri3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3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346cm"/>
        </style:tab-stops>
      </style:paragraph-properties>
      <style:text-properties style:font-name="Calibri3" fo:font-size="9pt" style:font-size-asian="9pt" style:font-name-complex="Times New Roman2" style:font-size-complex="9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3" fo:font-size="9pt" fo:letter-spacing="normal" fo:font-style="normal" fo:text-shadow="none" style:text-underline-style="none" fo:font-weight="normal" style:letter-kerning="true" style:font-name-asian="Segoe UI" style:font-size-asian="9pt" style:font-style-asian="normal" style:font-weight-asian="normal" style:font-name-complex="Times New Roman2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Calibri3" fo:font-size="9pt" style:font-size-asian="9pt" style:font-name-complex="Times New Roman2" style:font-size-complex="9pt"/>
    </style:style>
    <style:style style:name="P10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12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3" fo:font-size="2pt" style:font-size-asian="1.75pt" style:font-name-complex="Times New Roman2" style:font-size-complex="2pt"/>
    </style:style>
    <style:style style:name="P13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3" fo:font-size="2pt" style:font-size-asian="2pt" style:font-name-complex="Times New Roman2" style:font-size-complex="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font-name="Calibri3" fo:font-size="2pt" fo:font-weight="bold" style:font-size-asian="1.75pt" style:font-weight-asian="bold" style:font-name-complex="Times New Roman2" style:font-size-complex="2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3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text-properties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3" fo:font-size="11pt" fo:language="zxx" fo:country="none" fo:font-weight="normal" officeooo:paragraph-rsid="00025e73" style:font-size-asian="11pt" style:language-asian="zxx" style:country-asian="none" style:font-weight-asian="normal" style:font-name-complex="Times New Roman2" style:font-size-complex="11pt" style:font-weight-complex="normal"/>
    </style:style>
    <style:style style:name="P20" style:family="paragraph" style:parent-style-name="UrbanBody">
      <style:paragraph-properties fo:text-align="justify" style:justify-single-word="false"/>
      <style:text-properties style:font-name="Calibri3" fo:font-size="11pt" officeooo:paragraph-rsid="0002d310" style:font-size-asian="11pt" style:font-size-complex="11pt"/>
    </style:style>
    <style:style style:name="P21" style:family="paragraph" style:parent-style-name="UrbanBody">
      <style:paragraph-properties fo:text-align="justify" style:justify-single-word="false"/>
      <style:text-properties style:font-name="Calibri3" fo:font-size="11pt" fo:font-weight="bold" officeooo:paragraph-rsid="0002d310" style:font-size-asian="11pt" style:font-weight-asian="bold" style:font-size-complex="11pt" style:font-weight-complex="bold"/>
    </style:style>
    <style:style style:name="P22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23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officeooo:paragraph-rsid="00039e92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24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officeooo:paragraph-rsid="00039e92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UrbanBody">
      <style:paragraph-properties fo:text-align="justify" style:justify-single-word="false"/>
      <style:text-properties style:use-window-font-color="true" style:font-name="Calibri3" fo:font-size="11pt" officeooo:paragraph-rsid="0002d310" style:font-size-asian="11pt" style:font-size-complex="11pt"/>
    </style:style>
    <style:style style:name="P26" style:family="paragraph" style:parent-style-name="UrbanBody">
      <style:paragraph-properties fo:text-align="justify" style:justify-single-word="false"/>
      <style:text-properties officeooo:paragraph-rsid="0002d310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Segoe UI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Segoe UI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/>
    </style:style>
    <style:style style:name="T9" style:family="text">
      <style:text-properties officeooo:rsid="00025e73"/>
    </style:style>
    <style:style style:name="T10" style:family="text">
      <style:text-properties style:font-name="Calibri4"/>
    </style:style>
    <style:style style:name="T11" style:family="text">
      <style:text-properties fo:color="#ff000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Cadre2" text:anchor-type="paragraph" svg:x="0cm" svg:y="0.307cm" svg:width="7.128cm" draw:z-index="0"><draw:text-box fo:min-height="5.226cm"><text:p text:style-name="P8"><office:annotation><dc:creator>Gauthier Bastien</dc:creator><dc:date>2011-01-13T14:56:41</dc:date><text:p text:style-name="P27"><text:span text:style-name="T12">do text</text:span></text:p><text:p text:style-name="P27"><text:span text:style-name="T12">from document(at=header, format='odt')</text:span></text:p></office:annotation><text:span text:style-name="T1">Import depuis header.odt</text:span></text:p></draw:text-box></draw:frame><text:span text:style-name="T10"><text:text-input text:description="">tool.getCityName()</text:text-input></text:span>, le <text:span text:style-name="T10"><text:text-input text:description="">licence_view.format_date()</text:text-input></text:span></text:p>
      <text:p text:style-name="P2"/>
      <text:p text:style-name="P2"><text:s text:c="26"/></text:p>
      <text:p text:style-name="P11"/>
      <text:p text:style-name="P11"><draw:frame draw:style-name="fr2" draw:name="Cadre1" text:anchor-type="paragraph" svg:x="8.493cm" svg:y="0.131cm" svg:width="7.689cm" svg:height="3.395cm" draw:z-index="1"><draw:text-box><text:p text:style-name="Frame_20_contents"><office:annotation><dc:creator>Gauthier Bastien</dc:creator><dc:date>2011-02-16T14:49:10</dc:date><text:p text:style-name="P27"><text:span text:style-name="T12">do text if not len(self.getGeometricians()) &gt; 1</text:span></text:p><text:p text:style-name="P27"><text:span text:style-name="T12">from xhtml(</text:span><text:span text:style-name="T15">tool.decorateHTML('UrbanAddress', </text:span><text:span text:style-name="T12">self.getGeometricians()[0].getSignaletic(withaddress=True,linebyline=True)))</text:span></text:p></office:annotation><text:span text:style-name="T5">Titre Nom Prénom<text:line-break/>Adresse ligne1<text:line-break/>Adresse ligne2</text:span></text:p><text:p text:style-name="Frame_20_contents"><text:span text:style-name="T5"><office:annotation><dc:creator>Gauthier Bastien</dc:creator><dc:date>2011-02-17T09:18:17</dc:date><text:p text:style-name="P27"><text:span text:style-name="T12">do text if </text:span><text:span text:style-name="T15">len(self.getGeometricians()) &gt; 1</text:span></text:p></office:annotation></text:span><text:span text:style-name="T5">&lt;%Titre%&gt; &lt;%Nom%&gt; &lt;%Prenom%&gt;<text:line-break/>&lt;%AdresseLigne1%&gt;<text:line-break/>&lt;%AdresseLigne2%&gt;</text:span></text:p><text:h text:style-name="Heading_20_2" text:outline-level="2"/><text:p text:style-name="Standard"/><text:p text:style-name="Standard"/><text:p text:style-name="Standard"/><text:p text:style-name="P18"><office:annotation><dc:creator>Gauthier Bastien</dc:creator><dc:date>2011-02-17T09:18:17</dc:date><text:p text:style-name="P27"><text:span text:style-name="T12">do text if </text:span><text:span text:style-name="T15">len(self.getGeometricians()) &gt; 1</text:span></text:p></office:annotation><text:text-input text:description="Plusieurs demandeurs">self.getMultipleArchitectsCSV()</text:text-input></text:p><text:p text:style-name="P18"/></draw:text-box></draw:frame></text:p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0">INFORMATION RELATIVE A LA PROROGATION DE VOTRE DEMANDE DE PERMIS D'URBANIS<text:span text:style-name="T9">ATION</text:span></text:p>
      <text:p text:style-name="P3"/>
      <text:p text:style-name="P3"><text:span text:style-name="T2"><office:annotation><dc:creator>Gauthier Bastien</dc:creator><dc:date>2011-01-13T14:56:41</dc:date><text:p text:style-name="P27"><text:span text:style-name="T12">do text</text:span></text:p><text:p text:style-name="P27"><text:span text:style-name="T12">from document(at=reference, format='odt')</text:span></text:p></office:annotation></text:span>Import depuis reference.odt</text:p>
      <text:p text:style-name="P3"/>
      <text:p text:style-name="P3"><office:annotation><dc:creator>Gauthier Bastien</dc:creator><dc:date>2011-02-16T16:12:24</dc:date><text:p text:style-name="P27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7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self.getPortionOutsText()</text:text-input></text:p>
      <text:p text:style-name="P3"/>
      <text:p text:style-name="P3"/>
      <text:p text:style-name="P3"><office:annotation><dc:creator>Gauthier Bastien</dc:creator><dc:date>2011-02-21T09:23:46</dc:date><text:p text:style-name="P27"><text:span text:style-name="T15">do text if len(self.getApplicants()) == 1</text:span></text:p></office:annotation><text:text-input text:description="Titre du demandeur">applicantobj.getPersonTitleValue()</text:text-input>,</text:p>
      <text:p text:style-name="P3"><office:annotation><dc:creator>Gauthier Bastien</dc:creator><dc:date>2011-02-21T09:23:46</dc:date><text:p text:style-name="P27"><text:span text:style-name="T15">do text if len(self.getApplicants()) &gt; 1</text:span></text:p></office:annotation><text:span text:style-name="T4">&lt;%Titre%&gt;</text:span>,</text:p>
      <text:p text:style-name="P3"/>
      <text:p text:style-name="P25"><office:annotation><dc:creator>Christophe Delcourt</dc:creator><dc:date>2018-01-17T16:40:41</dc:date><text:p text:style-name="P27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 a décidé de proroger de 30 jours le délai d'instruction de votre demande de permis et ce, conformément à l'article D.IV.46 du Code de Développement Territorial.</text:p>
      <text:p text:style-name="P20"><text:span text:style-name="T8"><office:annotation><dc:creator>Christophe Delcourt</dc:creator><dc:date>2018-01-17T16:40:41</dc:date><text:p text:style-name="P27"><text:span text:style-name="T13">do text if 'NO FIELD' in event_helper.get_wspm_decision_date() and tool.formatDate(urbanEventObj.getDecisionDate())</text:span></text:p></office:annotation></text:span><text:span text:style-name="T8">Par la présente, nous vous informons que notre Collège Communal du </text:span><text:span text:style-name="T8"><text:text-input text:description="Date de la séance du collège">tool.formatDate(urbanEventObj.getDecisionDate())</text:text-input></text:span><text:span text:style-name="T8"> a décidé de proroger de 30 jours le délai d'instruction de votre demande de permis et ce, conformément à l'article D.IV.46 du Code de Développement Territorial.</text:span></text:p>
      <text:p text:style-name="P21"><text:span text:style-name="T11"><office:annotation><dc:creator>Christophe Delcourt</dc:creator><dc:date>2018-01-17T16:48:27</dc:date><text:p text:style-name="P27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11">PAS D'INFO SUR LA DATE DE DECISION DE PROROGATION COLLEGE</text:span></text:p>
      <text:p text:style-name="P26"/>
      <text:p text:style-name="P3"/>
      <text:p text:style-name="P3"><office:annotation><dc:creator>Gauthier Bastien</dc:creator><dc:date>2011-02-21T09:23:46</dc:date><text:p text:style-name="P27"><text:span text:style-name="T15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3"><office:annotation><dc:creator>Gauthier Bastien</dc:creator><dc:date>2011-02-21T09:23:46</dc:date><text:p text:style-name="P27"><text:span text:style-name="T15">do text if len(self.getApplicants()) &gt; 1</text:span></text:p></office:annotation>Demeurant à votre disposition, nous vous prions d'agréer, <text:span text:style-name="T4">&lt;%Titre%&gt;</text:span>, nos salutations distinguées.</text:p>
      <text:p text:style-name="P3"/>
      <text:p text:style-name="P22"/>
      <text:p text:style-name="P22"/>
      <text:p text:style-name="P23"/>
      <text:p text:style-name="P24"><office:annotation><dc:creator>Gauthier Bastien</dc:creator><dc:date>2011-01-13T14:56:41</dc:date><text:p text:style-name="P27"><text:span text:style-name="T12">do text</text:span></text:p><text:p text:style-name="P27"><text:span text:style-name="T1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797cm" fo:margin-left="1.374cm" fo:margin-right="1.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28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Delcourt</meta:initial-creator>
    <meta:creation-date>2017-08-23T13:40:29.46</meta:creation-date>
    <meta:generator>LibreOffice/5.1.6.2$Linux_X86_64 LibreOffice_project/10m0$Build-2</meta:generator>
    <dc:date>2018-05-02T12:21:09.473074432</dc:date>
    <meta:editing-duration>PT16M21S</meta:editing-duration>
    <meta:editing-cycles>11</meta:editing-cycles>
    <meta:document-statistic meta:table-count="0" meta:image-count="0" meta:object-count="0" meta:page-count="1" meta:paragraph-count="22" meta:word-count="194" meta:character-count="1493" meta:non-whitespace-character-count="1321"/>
  </office:meta>
</office:document-meta>
</file>